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draw:fill-color="#999999" draw:textarea-horizontal-align="justify" draw:textarea-vertical-align="middle" draw:auto-grow-height="false" fo:min-height="1.386cm" fo:min-width="1.388cm"/>
    </style:style>
    <style:style style:name="gr2" style:family="graphic" style:parent-style-name="standard">
      <style:graphic-properties draw:stroke="solid" draw:stroke-dash="Line_20_with_20_Fine_20_Dots" svg:stroke-color="#666666" draw:fill="gradient" draw:fill-color="#808080" draw:fill-gradient-name="Gradient_20_9" draw:opacity="100%" draw:opacity-name="Transparency_20_115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draw:fill="gradient" draw:fill-color="#000000" draw:fill-gradient-name="Gradient_20_17" draw:opacity="100%" draw:opacity-name="" draw:textarea-horizontal-align="justify" draw:textarea-vertical-align="middle" draw:auto-grow-height="false" fo:min-height="1.164cm" fo:min-width="0.914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gradient" draw:fill-color="#808080" draw:fill-gradient-name="Gradient_20_9" draw:opacity="100%" draw:opacity-name="Transparency_20_115"/>
      <style:paragraph-properties fo:text-align="center"/>
    </style:style>
    <style:style style:name="P3" style:family="paragraph">
      <loext:graphic-properties draw:fill="gradient" draw:fill-color="#000000" draw:fill-gradient-name="Gradient_20_17" draw:opacity="100%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3cm" svg:height="2.6cm" draw:transform="rotate (1.5707963267949) translate (2.4cm 4.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cm" svg:height="2cm" draw:transform="rotate (1.5707963267949) translate (2.7cm 3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3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Gradient_20_10" draw:display-name="Gradient 10" draw:style="ellipsoid" draw:cx="50%" draw:cy="50%" draw:start-color="#ffffff" draw:end-color="#4e9a06" draw:start-intensity="100%" draw:end-intensity="100%" draw:angle="300" draw:border="0%"/>
    <draw:gradient draw:name="Gradient_20_11" draw:display-name="Gradient 11" draw:style="ellipsoid" draw:cx="50%" draw:cy="50%" draw:start-color="#ffffff" draw:end-color="#dddddd" draw:start-intensity="100%" draw:end-intensity="100%" draw:angle="300" draw:border="0%"/>
    <draw:gradient draw:name="Gradient_20_12" draw:display-name="Gradient 12" draw:style="ellipsoid" draw:cx="50%" draw:cy="50%" draw:start-color="#cccccc" draw:end-color="#dddddd" draw:start-intensity="100%" draw:end-intensity="100%" draw:angle="300" draw:border="0%"/>
    <draw:gradient draw:name="Gradient_20_13" draw:display-name="Gradient 13" draw:style="ellipsoid" draw:cx="50%" draw:cy="50%" draw:start-color="#dddddd" draw:end-color="#dddddd" draw:start-intensity="100%" draw:end-intensity="100%" draw:angle="300" draw:border="0%"/>
    <draw:gradient draw:name="Gradient_20_14" draw:display-name="Gradient 14" draw:style="ellipsoid" draw:cx="50%" draw:cy="50%" draw:start-color="#eeeeee" draw:end-color="#dddddd" draw:start-intensity="100%" draw:end-intensity="100%" draw:angle="300" draw:border="0%"/>
    <draw:gradient draw:name="Gradient_20_15" draw:display-name="Gradient 15" draw:style="ellipsoid" draw:cx="50%" draw:cy="50%" draw:start-color="#111111" draw:end-color="#dddddd" draw:start-intensity="100%" draw:end-intensity="100%" draw:angle="300" draw:border="0%"/>
    <draw:gradient draw:name="Gradient_20_16" draw:display-name="Gradient 16" draw:style="ellipsoid" draw:cx="50%" draw:cy="50%" draw:start-color="#111111" draw:end-color="#999999" draw:start-intensity="100%" draw:end-intensity="100%" draw:angle="300" draw:border="0%"/>
    <draw:gradient draw:name="Gradient_20_17" draw:display-name="Gradient 17" draw:style="radial" draw:cx="50%" draw:cy="50%" draw:start-color="#111111" draw:end-color="#999999" draw:start-intensity="100%" draw:end-intensity="100%" draw:border="0%"/>
    <draw:gradient draw:name="Gradient_20_9" draw:display-name="Gradient 9" draw:style="radial" draw:cx="50%" draw:cy="50%" draw:start-color="#999999" draw:end-color="#808080" draw:start-intensity="100%" draw:end-intensity="100%" draw:border="0%"/>
    <draw:gradient draw:name="Tango_20_Green" draw:display-name="Tango Green" draw:style="ellipsoid" draw:cx="50%" draw:cy="50%" draw:start-color="#8ae234" draw:end-color="#4e9a06" draw:start-intensity="100%" draw:end-intensity="100%" draw:angle="300" draw:border="0%"/>
    <draw:opacity draw:name="Transparency_20_115" draw:display-name="Transparency 115" draw:style="radial" draw:cx="50%" draw:cy="50%" draw:start="10%" draw:end="100%" draw:border="0%"/>
    <draw:opacity draw:name="Transparency_20_122" draw:display-name="Transparency 122" draw:style="radial" draw:cx="60%" draw:cy="40%" draw:start="65%" draw:end="0%" draw:border="65%"/>
    <draw:opacity draw:name="Transparency_20_123" draw:display-name="Transparency 123" draw:style="radial" draw:cx="50%" draw:cy="50%" draw:start="100%" draw:end="0%" draw:border="0%"/>
    <draw:opacity draw:name="Transparency_20_124" draw:display-name="Transparency 124" draw:style="radial" draw:cx="55%" draw:cy="50%" draw:start="100%" draw:end="0%" draw:border="0%"/>
    <draw:opacity draw:name="Transparency_20_125" draw:display-name="Transparency 125" draw:style="radial" draw:cx="60%" draw:cy="50%" draw:start="100%" draw:end="0%" draw:border="0%"/>
    <draw:opacity draw:name="Transparency_20_126" draw:display-name="Transparency 126" draw:style="radial" draw:cx="60%" draw:cy="55%" draw:start="100%" draw:end="0%" draw:border="0%"/>
    <draw:opacity draw:name="Transparency_20_127" draw:display-name="Transparency 127" draw:style="radial" draw:cx="60%" draw:cy="60%" draw:start="100%" draw:end="0%" draw:border="0%"/>
    <draw:opacity draw:name="Transparency_20_128" draw:display-name="Transparency 128" draw:style="radial" draw:cx="60%" draw:cy="60%" draw:start="100%" draw:end="5%" draw:border="0%"/>
    <draw:opacity draw:name="Transparency_20_129" draw:display-name="Transparency 129" draw:style="radial" draw:cx="60%" draw:cy="60%" draw:start="100%" draw:end="10%" draw:border="0%"/>
    <draw:opacity draw:name="Transparency_20_130" draw:display-name="Transparency 130" draw:style="radial" draw:cx="60%" draw:cy="60%" draw:start="100%" draw:end="15%" draw:border="0%"/>
    <draw:opacity draw:name="Transparency_20_131" draw:display-name="Transparency 131" draw:style="radial" draw:cx="60%" draw:cy="60%" draw:start="100%" draw:end="20%" draw:border="0%"/>
    <draw:opacity draw:name="Transparency_20_132" draw:display-name="Transparency 132" draw:style="radial" draw:cx="60%" draw:cy="55%" draw:start="100%" draw:end="20%" draw:border="0%"/>
    <draw:opacity draw:name="Transparency_20_133" draw:display-name="Transparency 133" draw:style="radial" draw:cx="60%" draw:cy="50%" draw:start="100%" draw:end="20%" draw:border="0%"/>
    <draw:opacity draw:name="Transparency_20_134" draw:display-name="Transparency 134" draw:style="radial" draw:cx="60%" draw:cy="45%" draw:start="100%" draw:end="20%" draw:border="0%"/>
    <draw:opacity draw:name="Transparency_20_135" draw:display-name="Transparency 135" draw:style="radial" draw:cx="55%" draw:cy="45%" draw:start="100%" draw:end="20%" draw:border="0%"/>
    <draw:opacity draw:name="Transparency_20_136" draw:display-name="Transparency 136" draw:style="radial" draw:cx="65%" draw:cy="45%" draw:start="100%" draw:end="20%" draw:border="0%"/>
    <draw:opacity draw:name="Transparency_20_137" draw:display-name="Transparency 137" draw:style="radial" draw:cx="70%" draw:cy="45%" draw:start="100%" draw:end="20%" draw:border="0%"/>
    <draw:opacity draw:name="Transparency_20_138" draw:display-name="Transparency 138" draw:style="radial" draw:cx="65%" draw:cy="40%" draw:start="100%" draw:end="20%" draw:border="0%"/>
    <draw:opacity draw:name="Transparency_20_139" draw:display-name="Transparency 139" draw:style="radial" draw:cx="70%" draw:cy="40%" draw:start="100%" draw:end="20%" draw:border="0%"/>
    <draw:opacity draw:name="Transparency_20_140" draw:display-name="Transparency 140" draw:style="radial" draw:cx="65%" draw:cy="40%" draw:start="100%" draw:end="25%" draw:border="0%"/>
    <draw:opacity draw:name="Transparency_20_141" draw:display-name="Transparency 141" draw:style="radial" draw:cx="65%" draw:cy="40%" draw:start="100%" draw:end="30%" draw:border="0%"/>
    <draw:opacity draw:name="Transparency_20_142" draw:display-name="Transparency 142" draw:style="radial" draw:cx="65%" draw:cy="40%" draw:start="100%" draw:end="35%" draw:border="0%"/>
    <draw:opacity draw:name="Transparency_20_143" draw:display-name="Transparency 143" draw:style="radial" draw:cx="65%" draw:cy="40%" draw:start="100%" draw:end="40%" draw:border="0%"/>
    <draw:opacity draw:name="Transparency_20_144" draw:display-name="Transparency 144" draw:style="radial" draw:cx="65%" draw:cy="40%" draw:start="100%" draw:end="45%" draw:border="0%"/>
    <draw:opacity draw:name="Transparency_20_145" draw:display-name="Transparency 145" draw:style="radial" draw:cx="65%" draw:cy="40%" draw:start="100%" draw:end="50%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1:42:25.904251985</meta:creation-date>
    <dc:date>2019-06-23T21:24:55.584110473</dc:date>
    <meta:editing-duration>PT4M15S</meta:editing-duration>
    <meta:editing-cycles>7</meta:editing-cycles>
    <meta:generator>LibreOffice/5.2.7.2$Linux_x86 LibreOffice_project/20m0$Build-2</meta:generator>
    <meta:document-statistic meta:object-count="3"/>
  </office:meta>
</office:document-meta>
</file>